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tab/><text:tab/><text:tab/></text:p>
      <text:p text:style-name="P1"><text:tab/><text:tab/><text:tab/><text:tab/><text:s text:c="3"/>Tax</text:p>
      <text:p text:style-name="P1">___________________________________________________</text:p>
      <text:p text:style-name="P1"/>
      <text:p text:style-name="P1"><text:span text:style-name="T1">+ SINGLE_FILER : int = 0</text:span></text:p>
      <text:p text:style-name="P1"><text:span text:style-name="T1">+ MARRIED_JOINTLY_OR_QUALIFYING_WIDOWER : int = 1</text:span></text:p>
      <text:p text:style-name="P1"><text:span text:style-name="T1">+ MARRIED_SEPARATELY : int = 2</text:span></text:p>
      <text:p text:style-name="P1"><text:span text:style-name="T1">+ HEAD_OF_HOUSEHOLD : int = 3</text:span></text:p>
      <text:p text:style-name="P1">___________________________________________________</text:p>
      <text:p text:style-name="P1"/>
      <text:p text:style-name="P1">- filingStatus : int</text:p>
      <text:p text:style-name="P1">- brackets : int[][]</text:p>
      <text:p text:style-name="P1">- rates : double[]</text:p>
      <text:p text:style-name="P1">- taxableIncome : double</text:p>
      <text:p text:style-name="P1">___________________________________________________</text:p>
      <text:p text:style-name="P1"/>
      <text:p text:style-name="P1">+ Tax () </text:p>
      <text:p text:style-name="P1">+ Tax (filingStatus : int, brackets : int[][], rates : int[], taxableIncome : double)</text:p>
      <text:p text:style-name="P1">+ getFilingStatus() : int</text:p>
      <text:p text:style-name="P1">+ setFilingStatus()</text:p>
      <text:p text:style-name="P1">+ getBrackets() : int[][]</text:p>
      <text:p text:style-name="P1">+ setBrackets() </text:p>
      <text:p text:style-name="P1">+ getRates() : int[]</text:p>
      <text:p text:style-name="P1">+ setRates()</text:p>
      <text:p text:style-name="P1">+ getTaxableIncome() : double</text:p>
      <text:p text:style-name="P1">+ setTaxableIncome() </text:p>
      <text:p text:style-name="P1">+ getTax() : dou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